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Noto Sans" fo:font-size="12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Noto Sans" fo:font-size="12pt" fo:letter-spacing="normal" fo:language="en" fo:country="US" fo:font-style="normal" fo:font-weight="normal"/>
    </style:style>
    <style:style style:name="P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fo:letter-spacing="normal"/>
    </style:style>
    <style:style style:name="P4" style:family="paragraph" style:parent-style-name="Text_20_body" style:list-style-name="L1">
      <style:paragraph-properties fo:margin-left="0in" fo:margin-right="0in" fo:margin-top="0in" fo:margin-bottom="0in" fo:orphans="2" fo:widows="2" fo:text-indent="0in" style:auto-text-indent="false" fo:padding="0in" fo:border="none"/>
    </style:style>
    <style:style style:name="P5"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6" style:family="paragraph" style:parent-style-name="Text_20_body">
      <style:paragraph-properties fo:margin-left="0in" fo:margin-right="0in" fo:margin-top="0in" fo:margin-bottom="0in" fo:orphans="2" fo:widows="2" fo:text-indent="0in" style:auto-text-indent="false" fo:padding="0in" fo:border="none"/>
      <style:text-properties fo:color="#0e101a" fo:background-color="transparent"/>
    </style:style>
    <style:style style:name="P7"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text-properties fo:color="#0e101a" fo:background-color="transparent"/>
    </style:style>
    <style:style style:name="P8" style:family="paragraph" style:parent-style-name="Text_20_body" style:list-style-name="L1">
      <style:paragraph-properties fo:margin-top="0in" fo:margin-bottom="0in" fo:orphans="2" fo:widows="2" fo:padding="0in" fo:border="none"/>
    </style:style>
    <style:style style:name="P9" style:family="paragraph" style:parent-style-name="Text_20_body" style:list-style-name="L2">
      <style:paragraph-properties fo:margin-top="0in" fo:margin-bottom="0in" fo:orphans="2" fo:widows="2" fo:padding="0in" fo:border="none"/>
    </style:style>
    <style:style style:name="P10" style:family="paragraph" style:parent-style-name="Text_20_body">
      <style:paragraph-properties fo:margin-top="0in" fo:margin-bottom="0in" fo:background-color="transparent">
        <style:background-image/>
      </style:paragraph-properties>
    </style:style>
    <style:style style:name="P11" style:family="paragraph" style:parent-style-name="Text_20_body">
      <style:paragraph-properties fo:margin-top="0in" fo:margin-bottom="0in" fo:background-color="transparent">
        <style:background-image/>
      </style:paragraph-properties>
      <style:text-properties fo:color="#0e101a" fo:background-color="transparent"/>
    </style:style>
    <style:style style:name="P12" style:family="paragraph" style:parent-style-name="Text_20_body" style:list-style-name="L3">
      <style:paragraph-properties fo:margin-top="0in" fo:margin-bottom="0in" fo:background-color="transparent">
        <style:background-image/>
      </style:paragraph-properties>
      <style:text-properties fo:color="#0e101a" fo:background-color="transparent"/>
    </style:style>
    <style:style style:name="P13" style:family="paragraph" style:parent-style-name="Text_20_body">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14" style:family="paragraph" style:parent-style-name="Text_20_body" style:list-style-name="L4">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15" style:family="paragraph" style:parent-style-name="Text_20_body" style:list-style-name="L5">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16" style:family="paragraph" style:parent-style-name="Text_20_body" style:list-style-name="L6">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T1" style:family="text">
      <style:text-properties fo:font-variant="normal" fo:text-transform="none" fo:color="#333333" style:font-name="Noto Sans" fo:font-size="12pt" fo:letter-spacing="normal" fo:font-style="normal" fo:font-weight="bold"/>
    </style:style>
    <style:style style:name="T2" style:family="text">
      <style:text-properties fo:font-variant="normal" fo:text-transform="none" fo:color="#333333" style:font-name="Noto Sans" fo:font-size="12pt" fo:letter-spacing="normal" fo:font-style="normal" fo:font-weight="normal"/>
    </style:style>
    <style:style style:name="T3" style:family="text">
      <style:text-properties fo:font-size="18pt" fo:font-weight="bold" style:font-size-asian="18pt" style:font-weight-asian="bold" style:font-size-complex="18pt"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ANALYSIS AND OUTCOMES:</text:span></text:p>
      <text:p text:style-name="P13">The final step of every project is evaluation. We need to analyze the results of our work to identify the problem areas, propose solutions to make the project better, and improve upon weak points. Let's start by breaking down our original goals and checking out how we did:</text:p>
      <text:list xml:id="list1340607995315517347" text:style-name="L5">
        <text:list-item>
          <text:p text:style-name="P15">Our main goal is to develop a meal planning recipe application that will allow a great degree of personalization through the flexible complex filter system and still be easy to use [4, 1]. We are still in the early stage and didn't start the actual development per se, but we reviewed a large amount of literature [6], analyzed the market [7], and created the initial design [9]. We weren't able to create a more advanced interactive prototype as initially planned. It happened because we weren't able to effectively communicate with one of our team members and were forced to continue without him. This failure won't affect our final project, only create a small delay, but now we know our own limits and will plan our work accordingly.</text:p>
        </text:list-item>
        <text:list-item>
          <text:p text:style-name="P15">Another important objective is to make this application stand out from the crowd and create a pleasant user experience that will make it viable in the competitive market. We identified our major stakeholders, analyzed their requirements [5], made research in our target area [6], and analyzed the market and competitors [7]. Based on this work, we prepared the list of features that must be present in every food planning app and made it into our early design prototype [10]. As for the selling point, we decided to implement the "cost" analysis module into our software, which even the most popular applications lack. We created an initial design for this feature, but our evaluation showed us some restrictions (regional and geographical differences) that can ruin our initial idea. To avert this risk and prevent it from becoming a failure, we decided to add the "manual entry" option to ensure that we will reach our initial aim.</text:p>
        </text:list-item>
      </text:list>
      <text:p text:style-name="P13">Another very important part of any project is resource management. We don't have any physical or financial resources that we used yet, but as for human and time resources, we faced a couple of challenges. First of all, our communication was a little bit off at the start, and we had trouble finding a suitable time to hold our meetings. Next, initially, we planned to divide our work between 6 people, but after we failed on our internal deadline, it become apparent that we need to restructure our workload. Another problem is initially we used linear workflow, but after one discussion later in the project, we had to redo a big chunk of work. To prevent this problem, we implemented an iterative design pattern and added another 'mid-week' meeting to check our current progress, review our work and make some changes early on. The last problem we faced early on - low productivity. Initially, we had some trouble adjusting our time schedules and providing reasonable results in set time intervals. But after a few weeks, most team members were accommodated to these conditions, and we started to meet our goals [2].</text:p>
      <text:p text:style-name="P13">We managed to successfully lay a foundation for our project [6,7,8], create the initial <text:soft-page-break/>design [9], and prepare the plan to achieve good results [2]. We experienced several failures but managed to mitigate our problems and set a contingency plan [2]. We learned a couple of valuable lessons:</text:p>
      <text:list xml:id="list408586378637285657" text:style-name="L6">
        <text:list-item>
          <text:p text:style-name="P16">How to plan our work effectively.</text:p>
        </text:list-item>
        <text:list-item>
          <text:p text:style-name="P16">How to organize our work (separately and as a team).</text:p>
        </text:list-item>
        <text:list-item>
          <text:p text:style-name="P16">How to implement cyclical workflow in our development process.</text:p>
        </text:list-item>
      </text:list>
      <text:p text:style-name="P13">Based on our current situation we conclude that even if our work wasn't completely successful, we will manage to achieve set goals and deliver our application according to the specification in time.</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1T10:34:42.19</meta:creation-date>
    <meta:document-statistic meta:table-count="0" meta:image-count="0" meta:object-count="0" meta:page-count="2" meta:paragraph-count="10" meta:word-count="634" meta:character-count="3727"/>
    <dc:date>2022-06-21T18:12:03.26</dc:date>
    <meta:editing-duration>PT44M20S</meta:editing-duration>
    <meta:editing-cycles>1</meta:editing-cycles>
    <meta:generator>OpenOffice/4.1.12$Win32 OpenOffice.org_project/4112m1$Build-9809</meta:generator>
  </office:meta>
</office:document-meta>
</file>